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bow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5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a_bad, itm_dale_light_a_ok, itm_dale_light_a_goo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light_a_bad, itm_dale_light_a_ok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_ok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_ok,itm_dale_med_c_bad,itm_dale_med_c_good,itm_dale_med_c_ok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40)|wp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40)|wp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_o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_ok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_ok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_ok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_ok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4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_ok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5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20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5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8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archery(110)|wp(100)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archery(135)| wp(110)</text:p>
          </table:table-cell>
          <table:table-cell table:style-name="ce27" office:value-type="string" calcext:value-type="string">
            <text:p>knows_riding_1|knows_athletics_6|knows_power_draw_5|knows_power_strike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.00.0000</text:date>, <text:time style:data-style-name="N2" text:time-value="20:00:23.3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23T22:05:20.792000000</dc:date>
    <meta:editing-duration>P1DT2H30M29S</meta:editing-duration>
    <meta:editing-cycles>114</meta:editing-cycles>
    <meta:document-statistic meta:table-count="2" meta:cell-count="6622" meta:object-count="0"/>
  </office:meta>
</office:document-meta>
</file>